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5ef" officeooo:paragraph-rsid="0010c5ef"/>
    </style:style>
    <style:style style:name="T1" style:family="text">
      <style:text-properties officeooo:rsid="0010c5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ttings Module (HIGH PRIORITY — Must Have)</text:p>
      <text:p text:style-name="Standard"/>
      <text:p text:style-name="Standard">This is the most important next feature because it ties directly into authentication and organization-level onboarding.</text:p>
      <text:p text:style-name="Standard"/>
      <text:p text:style-name="Standard"><text:span text:style-name="T1">I need a </text:span>complete:</text:p>
      <text:p text:style-name="Standard">A. Backend</text:p>
      <text:p text:style-name="Standard"/>
      <text:p text:style-name="Standard">/api/settings/organization/ endpoint</text:p>
      <text:p text:style-name="Standard"/>
      <text:p text:style-name="Standard">org name</text:p>
      <text:p text:style-name="Standard"/>
      <text:p text:style-name="Standard">/api/settings/users/ + role assignment (admin, auditor, staff)</text:p>
      <text:p text:style-name="Standard"/>
      <text:p text:style-name="Standard">Optional: update password endpoint</text:p>
      <text:p text:style-name="Standard"/>
      <text:p text:style-name="Standard">Upload endpoint for organization <text:span text:style-name="T1">name, which should appear in the topbar somewhere on the right hand side.</text:span></text:p>
      <text:p text:style-name="Standard"/>
      <text:p text:style-name="Standard">B. Frontend</text:p>
      <text:p text:style-name="Standard"/>
      <text:p text:style-name="Standard">/settings page with:</text:p>
      <text:p text:style-name="Standard"/>
      <text:p text:style-name="Standard">Organization info<text:span text:style-name="T1">rmation</text:span> form</text:p>
      <text:p text:style-name="Standard"/>
      <text:p text:style-name="Standard">User list</text:p>
      <text:p text:style-name="Standard"/>
      <text:p text:style-name="Standard">Create user modal (username, email, role)</text:p>
      <text:p text:style-name="Standard"/>
      <text:p text:style-name="Standard">Edit user role</text:p>
      <text:p text:style-name="Standard"/>
      <text:p text:style-name="Standard">Delete user (admin only)</text:p>
      <text:p text:style-name="Standard"/>
      <text:p text:style-name="Standard"/>
      <text:p text:style-name="Standard">C. Permissions</text:p>
      <text:p text:style-name="Standard"/>
      <text:p text:style-name="Standard">Show/hide menu items by role</text:p>
      <text:p text:style-name="Standard"/>
      <text:p text:style-name="Standard"/>
      <text:p text:style-name="Standard">Audit Findings Module Completion (HIGH PRIORITY)</text:p>
      <text:p text:style-name="Standard"/>
      <text:p text:style-name="Standard">The MVP had Findings CRUD but missing polish.</text:p>
      <text:p text:style-name="Standard"/>
      <text:p text:style-name="Standard"><text:span text:style-name="T1">I</text:span> need:</text:p>
      <text:p text:style-name="Standard"/>
      <text:p text:style-name="Standard">Add/Edit finding modal (reuse Risk modal pattern)</text:p>
      <text:p text:style-name="Standard"/>
      <text:p text:style-name="Standard">Link finding → audit </text:p>
      <text:p text:style-name="Standard"/>
      <text:p text:style-name="Standard"><text:soft-page-break/>Filters: Open / Closed / Severity</text:p>
      <text:p text:style-name="Standard"/>
      <text:p text:style-name="Standard">Auto-refresh audit cards when new finding saved</text:p>
      <text:p text:style-name="Standard"/>
      <text:p text:style-name="Standard">Toggle finding status (Open → Closed)</text:p>
      <text:p text:style-name="Standard"/>
      <text:p text:style-name="Standard">This is a DEMO-CRITICAL feature because ISO auditors will expect it.</text:p>
      <text:p text:style-name="Standard"/>
      <text:p text:style-name="Standard">Dashboard Polish (MEDIUM PRIORITY)</text:p>
      <text:p text:style-name="Standard"/>
      <text:p text:style-name="P1">What are your suggestions here?</text:p>
      <text:p text:style-name="Standard"/>
      <text:p text:style-name="Standard"/>
      <text:p text:style-name="Standard"/>
      <text:p text:style-name="Standard"><text:span text:style-name="T1">Document</text:span> Center (MEDIUM PRIORITY)</text:p>
      <text:p text:style-name="Standard"/>
      <text:p text:style-name="Standard">Central place where user sees all uploaded files <text:span text:style-name="T1">(which may be of whatever nature- image, text etc) </text:span>in one table.</text:p>
      <text:p text:style-name="Standard"/>
      <text:p text:style-name="Standard">What remains:</text:p>
      <text:p text:style-name="Standard"/>
      <text:p text:style-name="Standard">Endpoint /api/evidence/ to list all uploads</text:p>
      <text:p text:style-name="Standard"/>
      <text:p text:style-name="Standard">Column view: file name, clause, uploaded by, date</text:p>
      <text:p text:style-name="Standard"/>
      <text:p text:style-name="Standard">Filter by clause number</text:p>
      <text:p text:style-name="Standard"/>
      <text:p text:style-name="Standard">Search by file name</text:p>
      <text:p text:style-name="Standard"/>
      <text:p text:style-name="Standard">Preview or download option</text:p>
      <text:p text:style-name="Standard"/>
      <text:p text:style-name="Standard">Delete/replace file (admin only)</text:p>
      <text:p text:style-name="Standard"/>
      <text:p text:style-name="Standard">This also strengthens your platform story (audit readiness).</text:p>
      <text:p text:style-name="Standard"/>
      <text:p text:style-name="Standard">UI Polish (LOW PRIORITY — but good for the demo)</text:p>
      <text:p text:style-name="Standard"/>
      <text:p text:style-name="Standard">These are mostly cosmetic but enhance presentation quality:</text:p>
      <text:p text:style-name="Standard"/>
      <text:p text:style-name="Standard">Uniform card spacing, shadow, font scale</text:p>
      <text:p text:style-name="Standard"/>
      <text:p text:style-name="Standard">Consistent teal color for primary buttons</text:p>
      <text:p text:style-name="Standard"/>
      <text:p text:style-name="Standard">Update favicon and title metadata across pages</text:p>
      <text:p text:style-name="Standard"/>
      <text:p text:style-name="Standard">Fix minor padding inconsistencies in Compliance module</text:p>
      <text:p text:style-name="Standard"/>
      <text:p text:style-name="Standard"/>
      <text:p text:style-name="Standard"/>
      <text:p text:style-name="Standard"><text:soft-page-break/>Code Cleanup &amp; Stability (VERY IMPORTANT for final release)</text:p>
      <text:p text:style-name="Standard">Still required:</text:p>
      <text:p text:style-name="Standard"/>
      <text:p text:style-name="Standard">Remove old unused files (check <text:span text:style-name="T1">which ones</text:span>)</text:p>
      <text:p text:style-name="Standard"/>
      <text:p text:style-name="Standard">Remove debug prints, logs, old commented code</text:p>
      <text:p text:style-name="Standard"/>
      <text:p text:style-name="Standard">Add JSDoc comments in API helpers</text:p>
      <text:p text:style-name="Standard"/>
      <text:p text:style-name="Standard"/>
      <text:p text:style-name="Standard"/>
      <text:p text:style-name="P1">Also, the Compliance Card Owner field is ‘Unassigned’ for now. I need it to be a field that the users can fill with an actual name of the person responsib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4:45:53.354941158</meta:creation-date>
    <dc:date>2025-11-15T17:14:30.259660754</dc:date>
    <meta:editing-duration>PT53M11S</meta:editing-duration>
    <meta:editing-cycles>1</meta:editing-cycles>
    <meta:document-statistic meta:table-count="0" meta:image-count="0" meta:object-count="0" meta:page-count="3" meta:paragraph-count="51" meta:word-count="324" meta:character-count="2096" meta:non-whitespace-character-count="1820"/>
    <meta:generator>LibreOffice/24.2.7.2$Linux_X86_64 LibreOffice_project/420$Build-2</meta:generator>
  </office:meta>
</office:document-meta>
</file>